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/>
    </style:style>
    <style:style style:name="P2" style:family="paragraph" style:parent-style-name="Preformatted_20_Text">
      <style:paragraph-properties fo:margin-top="0in" fo:margin-bottom="0in" style:contextual-spacing="false" fo:padding="0in" fo:border="none"/>
    </style:style>
    <style:style style:name="P3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/>
    </style:style>
    <style:style style:name="P4" style:family="paragraph" style:parent-style-name="Preformatted_20_Text">
      <style:paragraph-properties fo:margin-top="0in" fo:margin-bottom="0in" style:contextual-spacing="false" fo:padding="0in" fo:border="none"/>
      <style:text-properties fo:color="#39946a"/>
    </style:style>
    <style:style style:name="P5" style:family="paragraph" style:parent-style-name="Preformatted_20_Text">
      <style:paragraph-properties fo:margin-top="0in" fo:margin-bottom="0in" style:contextual-spacing="false" fo:padding="0in" fo:border="none"/>
      <style:text-properties fo:color="#39946a" style:font-name="Ubuntu Mono" fo:font-size="10.3999996185303pt"/>
    </style:style>
    <style:style style:name="T1" style:family="text">
      <style:text-properties fo:color="#927c5d"/>
    </style:style>
    <style:style style:name="T2" style:family="text">
      <style:text-properties style:font-name="Ubuntu Mono" fo:font-size="10.399999618530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rstudio_console_output"/><text:span text:style-name="T1">+ # #Give column names to the thresholds from the HEM list</text:span></text:p>
      <text:p text:style-name="P3"><text:span text:style-name="T1">+ # for(j in 1:length(thresh.HEM)) {</text:span></text:p>
      <text:p text:style-name="P3"><text:span text:style-name="T1">+ # <text:s text:c="2"/>names(thresh.HEM[[j]]) &lt;- colnames(dat)</text:span></text:p>
      <text:p text:style-name="P3"><text:span text:style-name="T1">+ }</text:span></text:p>
      <text:p text:style-name="P3">[1] "Col0.Cam"</text:p>
      <text:p text:style-name="P3">[1] "Col0.Les.s"</text:p>
      <text:p text:style-name="P3">[1] "Col0.AT3G26830"</text:p>
      <text:p text:style-name="P3">[1] "Col0.AT2G30770"</text:p>
      <text:p text:style-name="P5">Error in glm.fit(x = c(1, 1, 1, 1, 1, 1, 1, 1, 1, 1, 1, 1, 1, 1, 1, 1, <text:s/>: </text:p>
      <text:p text:style-name="P4"><text:s text:c="2"/><text:span text:style-name="T2">NA/NaN/Inf in 'x'</text:span></text:p>
      <text:p text:style-name="Standard"/>
      <text:p text:style-name="Standard"/>
      <text:p text:style-name="Standard"/>
      <text:p text:style-name="P1"><text:bookmark text:name="rstudio_console_output1"/>Call: </text:p>
      <text:p text:style-name="P3">bigRR.default(y = temp.Pheno, X = MyX, Z = SNPs, GPU = TRUE)</text:p>
      <text:p text:style-name="P2"/>
      <text:p text:style-name="P3">Fixed effects estimates:</text:p>
      <text:p text:style-name="P2"><text:s text:c="5"/><text:span text:style-name="T2">X.1 </text:span></text:p>
      <text:p text:style-name="P3">3.107786 </text:p>
      <text:p text:style-name="P2"/>
      <text:p text:style-name="P3">Shrinkage estimates of the random effects (Genetic effects of 345485 markers):</text:p>
      <text:p text:style-name="P2"><text:s text:c="6"/><text:span text:style-name="T2">Min. <text:s text:c="3"/>1st Qu. <text:s text:c="4"/>Median <text:s text:c="6"/>Mean <text:s text:c="3"/>3rd Qu. <text:s text:c="6"/>Max. </text:span></text:p>
      <text:p text:style-name="P3">-3.227e-02 -2.014e-05 -8.400e-07 -5.440e-06 <text:s/>1.858e-05 <text:s/>3.239e-02 </text:p>
      <text:p text:style-name="P2"/>
      <text:p text:style-name="P3">Random effects (Genetic) variance component estimate:</text:p>
      <text:p text:style-name="P3">[1] 452720.6</text:p>
      <text:p text:style-name="P2"/>
      <text:p text:style-name="P3">Residual variance component estimate:</text:p>
      <text:p text:style-name="P3">[1] 1</text:p>
      <text:p text:style-name="P2"/>
      <text:p text:style-name="P3">Call: </text:p>
      <text:p text:style-name="P3">bigRR.default(y = temp.Pheno, X = MyX, Z = SNPs, GPU = TRUE)</text:p>
      <text:p text:style-name="P2"/>
      <text:p text:style-name="P3">Fixed effects estimates:</text:p>
      <text:p text:style-name="P2"><text:s text:c="4"/><text:span text:style-name="T2">X.1 </text:span></text:p>
      <text:p text:style-name="P3">1.99703 </text:p>
      <text:p text:style-name="P2"/>
      <text:p text:style-name="P3">Shrinkage estimates of the random effects (Genetic effects of 345485 markers):</text:p>
      <text:p text:style-name="P2"><text:s text:c="6"/><text:span text:style-name="T2">Min. <text:s text:c="3"/>1st Qu. <text:s text:c="4"/>Median <text:s text:c="6"/>Mean <text:s text:c="3"/>3rd Qu. <text:s text:c="6"/>Max. </text:span></text:p>
      <text:p text:style-name="P3">-3.743e-02 -2.278e-05 <text:s/>1.060e-06 <text:s/>7.900e-07 <text:s/>2.486e-05 <text:s/>3.719e-02 </text:p>
      <text:p text:style-name="P2"/>
      <text:p text:style-name="P3">Random effects (Genetic) variance component estimate:</text:p>
      <text:p text:style-name="P3">[1] 8.10605e+11</text:p>
      <text:p text:style-name="P2"/>
      <text:p text:style-name="P3">Residual variance component estimate:</text:p>
      <text:p text:style-name="P3">[1] 1</text:p>
      <text:p text:style-name="P2"/>
      <text:p text:style-name="P3">[1] "Error in glm.fit(x = structure(c(1, 1, 1, 1, 1, 1, 1, 1, 1, 1, 1, 1, 1, <text:s/>: \n <text:s/>NA/NaN/Inf in 'x'\n"</text:p>
      <text:p text:style-name="P3">attr(,"class")</text:p>
      <text:p text:style-name="P3">[1] "try-error"</text:p>
      <text:p text:style-name="P3">attr(,"condition")</text:p>
      <text:p text:style-name="P3">&lt;simpleError in glm.fit(x = structure(c(1, 1, 1, 1, 1, 1, 1, 1, 1, 1, 1, 1, 1, 1, 1, 1, 1, 1, 1, 1, 1, 1, 1, 1, 1, 1, 1, 1, 1, 1, 1, 1, 1, 1, 1, 1, 1, 1, 1, 1, 1, 1, 1, 1, 1, 1, 1, 1, 1, 1, 1, 1, 1, 1, 1, 1, 1, 1, 1, 1, 1, 1, 1, 1, 1, 1, 1, 1, 1, 1, 1, 1, 1, 1, 1, 1, 1, 1, 1, 1, 1, 1, 1, 1, 1, 1, 1, 1, 1), .Dim = c(89L, 1L), .Dimnames = list( <text:s text:c="3"/>c("1", "2", "3", "4", "5", "6", "7", "8", "9", "10", "11", <text:s text:c="4"/>"12", "13", "14", "15", "16", "17", "18", "19", "20", "21", <text:s text:c="4"/>"22", "23", "24", "25", "26", "27", "28", "29", "30", "31", <text:s text:c="4"/>"32", "33", "34", "35", "36", "37", "38", "39", "40", "41", <text:s text:c="4"/>"42", "43", "44", "45", "46", "47", "48", "49", "50", "51", <text:s text:c="4"/>"52", "53", "54", "55", "56", "57", "58", "59", "60", "61", <text:s text:c="4"/>"62", "63", "64", "65", "66", "67", "68", "69", "70", "71", <text:s text:c="4"/>"72", "73", "74", "75", "76", "77", "78", "79", "80", "81", <text:s text:c="4"/>"82", "83", "84", "85", "86", "87", "88", "89"), "(Intercept)"), assign = 0L), <text:s text:c="4"/>y = <text:soft-page-break/>structure(c(6.71350989504836e-08, 6.57431039570084e-08, <text:s text:c="4"/>4.23744379767155e-08, 5.27463197024579e-08, 2.57565757468748e-08, <text:s text:c="4"/>5.62419815452843e-06, 1.09626139507385e-05, 3.59861413179747e-06, <text:s text:c="4"/>7.16826264458646e-06, 6.20773693289888e-07, 3.07488874112044e-06, <text:s text:c="4"/>1.51093403815102e-06, 6.17286649905022e-07, 5.69550639243377e-07, <text:s text:c="4"/>1.34479603611027e-05, 1.00790851238165e-08, 7.96931540643962e-07, <text:s text:c="4"/>1.00130329298295e-08, 2.50508874392902e-07, 8.61792209042181e-06, <text:s text:c="4"/>2.05455453109665e-05, 4.55298088160528e-06, 1.35640685965774e-06, <text:s text:c="4"/>1.00565938278873e-08, 1.23254718244558e-05, 8.09672504594234e-06, <text:s text:c="4"/>4.83825006158835e-06, 2.8660207751449e-07, 9.98651356091697e-06, <text:s text:c="4"/>5.57025159414374e-06, 7.01853850345275e-07, 1.23974367612156e-05, <text:s text:c="4"/>1.00033143597717e-08, 6.69654294353274e-07, 1.46394258303358e-05, <text:s text:c="4"/>1.56186131791301e-06, 1.00029778016896e-08, 1.54092127576108e-05, <text:s text:c="4"/>1.61557782166713e-06, 1.55439824461898e-06, 2.97156603484117e-05, <text:s text:c="4"/>2.99776310559581e-05, 4.3727919165884e-06, 0.000127689719119962, <text:s text:c="4"/>1.61210313037636e-07, 2.20285618695241e-05, 9.62797733362761e-06, <text:s text:c="4"/>8.03399552060733e-05, 1.05446810284886e-07, 1.26311263912661e-05, <text:s text:c="4"/>3.05797559899163e-05, 1.20428649994721e-05, 3.19603535731368e-05, <text:s text:c="4"/>2.58553449751871e-08, 2.72496566672372e-05, 2.83815902488064e-05, <text:s text:c="4"/>4.49439299928088e-05, 1.67453725113321e-05, 1.37690203794687e-06, <text:s text:c="4"/>4.23686687331475e-05, 1.23442620190731e-05, 0.000140308139904992, <text:s text:c="4"/>1.57871359404521e-06, 6.67294226494321e-05, 0.000112394895494008, <text:s text:c="4"/>5.04903694096237e-05, 5.36269168833564e-06, 6.48612981133105e-06, <text:s text:c="4"/>3.26442867928259e-05, 0.000104080380894884, 2.68728477535027e-05, <text:s text:c="4"/>1.37730648710353e-05, 1.00024199855125e-08, 1.00405173644827e-05, <text:s text:c="4"/>2.92474740949072e-05, 4.21016816736651e-05, 7.31528472185115e-06, <text:s text:c="4"/>6.07300078735224e-07, 3.14337484060155e-07, 1.55358353474828e-05, <text:s text:c="4"/>0.000126257419258582, 3.29503207335318e-06, 0.000273833925613812, <text:s text:c="4"/>4.78086955267789e-06, 2.64688408676218e-05, 2.1305311911073e-05, <text:s text:c="4"/>6.77509976713747e-06, 5.99967997730119e-05, 0.204051469543738 <text:s text:c="3"/>), .Names = c("1", "2", "3", "4", "5", "6", "7", "8", "9", <text:s text:c="4"/>"10", "11", "12", "13", "14", "15", "16", "17", "18", "19", <text:s text:c="4"/>"20", "21", "22", "23", "24", "25", "26", "27", "28", "29", <text:s text:c="4"/>"30", "31", "32", "33", "34", "35", "36", "37", "38", "39", <text:s text:c="4"/>"40", "41", "42", "43", "44", "45", "46", "47", "48", "49", <text:s text:c="4"/>"50", "51", "52", "53", "54", "55", "56", "57", "58", "59", <text:s text:c="4"/>"60", "61", "62", "63", "64", "65", "66", "67", "68", "69", <text:s text:c="4"/>"70", "71", "72", "73", "74", "75", "76", "77", "78", "79", <text:s text:c="4"/>"80", "81", "82", "83", "84", "85", "86", "87", "88", "89" <text:s text:c="3"/>)), weights = c(0.149624993967373, 0.490987726420406, 0.499690487452422, <text:s text:c="4"/>0.499850609299092, 0.491109274196214, 0.483983095458142, <text:s text:c="4"/>0.480615682705945, 0.499961166265588, 0.499833393430655, <text:s text:c="4"/>0.488764750459638, 0.499897495616044, 0.499859489850487, <text:s text:c="4"/>0.497848990471021, 0.499992412064371, 0.498951120283341, <text:s text:c="4"/>0.496076770716542, 0.497918045139632, 0.499349201689399, <text:s text:c="4"/>0.499959913925773, 0.499072069522558, 0.499830653939271, <text:s text:c="4"/>0.495746526407114, 0.49997958415024, 0.497186232791349, 0.499358620388623, <text:s text:c="4"/>0.49873339429003, 0.499982558529233, 0.49788752085639, 0.498622730900845, <text:s text:c="4"/>0.499719166806313, 0.49939089301294, 0.499768950963628, 0.499834336918118, <text:s text:c="4"/>0.498864969099993, 0.497060203288655, 0.499768897062392, <text:s text:c="4"/>0.499851154238834, 0.499955591318329, 0.499239312030712, <text:s text:c="4"/>0.498853860404611, 0.499907108198105, 0.49853780754504, 0.489660080757414, <text:s text:c="4"/>0.499950699030047, 0.49096715267268, 0.477324792733248, 0.495292267124365, <text:s text:c="4"/>0.499923132902335, 0.4996668145787, 0.49754483287783, 0.499220373238435, <text:s text:c="4"/>0.499863390618144, 0.499500341984948, 0.499858849357852, <text:s text:c="4"/>0.499605240873953, 0.499902290274735, 0.499897549855831, <text:s text:c="4"/>0.499883417172188, 0.499711292296789, 0.499871509055543, <text:s text:c="4"/>0.499823278095758, 0.499860371006251, 0.499883257233227, <text:s text:c="4"/>0.499771973015724, 0.499859458206688, 0.499783511393252, <text:s text:c="4"/>0.499869696014245, 0.499884234548195, 0.499874076323926, <text:s text:c="4"/>0.499881476983488, 0.499877881768091, 0.499843095333317, <text:s text:c="4"/>0.499879029998942, 0.499879930554533, 0.499856188145495, <text:s text:c="4"/>0.499850432678194, 0.499794443276371, 0.499873701508399, <text:s text:c="4"/>0.499872408074325, 0.499802672424353, 0.499844727704836, <text:s text:c="4"/>0.499846253975462, 0.499792779599487, 0.499864053003891, <text:s text:c="4"/>0.499833807980405, 0.499731297275539, 0.499852414790865, <text:s text:c="4"/>0.499827042594137, 0.424319219055197), start = NULL, etastart = NULL, <text:s text:c="4"/>mustart = NULL, offset = NULL, family = structure(list(family = "Gamma", <text:s text:c="8"/>link = "log", linkfun = function (mu) <text:s text:c="8"/>log(mu), linkinv = function (eta) <text:s text:c="8"/>pmax(exp(eta), .Machine$double.eps), variance = function (mu) <text:s text:c="8"/>mu^2, dev.resids = function (y, mu, wt) <text:s text:c="8"/>-2 * wt * (log(ifelse(y == 0, 1, y/mu)) - (y - mu)/mu), <text:s text:c="8"/>aic = function (y, n, mu, wt, dev) <text:s text:c="8"/>{ <text:s text:c="11"/>n &lt;- sum(wt) <text:s text:c="11"/>disp &lt;- dev/n <text:s text:c="11"/>-2 * sum(dgamma(y, 1/disp, scale = mu * disp, log = TRUE) * <text:s text:c="16"/>wt) + 2 <text:s text:c="7"/>}, mu.eta = function (eta) <text:s text:c="8"/>pmax(exp(eta), .Machine$double.eps), initialize = expression( <text:s text:c="11"/>{ <text:s text:c="15"/>if (any(y &lt;= 0)) <text:s text:c="18"/>stop("non-positive values not allowed for the 'gamma' family") <text:s text:c="15"/>n &lt;- rep.int(1, nobs) <text:s text:c="15"/>mustart &lt;- y <text:s text:c="11"/>}), validmu = function (mu) <text:s text:c="8"/>all(mu &gt; 0), valideta = function (eta) <text:s text:c="8"/>TRUE, simulate = function (object, nsim) <text:s text:c="8"/>{ <text:s text:c="11"/>wts &lt;- object$prior.weights <text:s text:c="11"/>if (any(wts != 1)) <text:s text:c="16"/>message("using weights as shape parameters") <text:s text:c="11"/>ftd &lt;- fitted(object) <text:s text:c="11"/>shape &lt;- MASS::gamma.shape(object)$alpha * wts <text:s text:c="11"/>rgamma(nsim * length(ftd), shape = shape, rate = shape/ftd) <text:s text:c="7"/>}), .Names = c("family", "link", <text:soft-page-break/>"linkfun", "linkinv", <text:s text:c="4"/>"variance", "dev.resids", "aic", "mu.eta", "initialize", <text:s text:c="4"/>"validmu", "valideta", "simulate"), class = "family"), control = structure(list( <text:s text:c="7"/>epsilon = 1e-08, maxit = 25, trace = FALSE), .Names = c("epsilon", <text:s text:c="4"/>"maxit", "trace")), intercept = TRUE): NA/NaN/Inf in 'x'&gt;</text:p>
      <text:p text:style-name="P3">Call: </text:p>
      <text:p text:style-name="P3">bigRR.default(y = temp.Pheno, X = MyX, Z = SNPs, GPU = TRUE)</text:p>
      <text:p text:style-name="P2"/>
      <text:p text:style-name="P3">Fixed effects estimates:</text:p>
      <text:p text:style-name="P2"><text:s text:c="5"/><text:span text:style-name="T2">X.1 </text:span></text:p>
      <text:p text:style-name="P3">1.886379 </text:p>
      <text:p text:style-name="P2"/>
      <text:p text:style-name="P3">Shrinkage estimates of the random effects (Genetic effects of 345485 markers):</text:p>
      <text:p text:style-name="P2"><text:s text:c="6"/><text:span text:style-name="T2">Min. <text:s text:c="3"/>1st Qu. <text:s text:c="4"/>Median <text:s text:c="6"/>Mean <text:s text:c="3"/>3rd Qu. <text:s text:c="6"/>Max. </text:span></text:p>
      <text:p text:style-name="P3">-4.851e-02 -2.057e-05 -2.700e-07 -7.000e-08 <text:s/>2.096e-05 <text:s/>4.854e-02 </text:p>
      <text:p text:style-name="P2"/>
      <text:p text:style-name="P3">Random effects (Genetic) variance component estimate:</text:p>
      <text:p text:style-name="P3">[1] 2.664422e+39</text:p>
      <text:p text:style-name="P2"/>
      <text:p text:style-name="P3">Residual variance component estimate:</text:p>
      <text:p text:style-name="P3">[1] 1</text:p>
      <text:p text:style-name="P2"/>
      <text:p text:style-name="P3">[1] "Thresh sample: 1000 -- 2016-05-21 05:49:14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2:35:39.033893997</meta:creation-date>
    <dc:date>2016-05-22T15:07:48.136694002</dc:date>
    <meta:editing-duration>P2DT2H30M1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52" meta:word-count="935" meta:character-count="8842" meta:non-whitespace-character-count="7199"/>
  </office:meta>
</office:document-meta>
</file>